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729fcf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 fo:border="0.06pt solid #000000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20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 style:data-style-name="N11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22"/>
        <table:table-column table:style-name="co6" table:default-cell-style-name="ce5"/>
        <table:table-column table:style-name="co5" table:number-columns-repeated="3" table:default-cell-style-name="ce23"/>
        <table:table-row table:style-name="ro1">
          <table:table-cell table:style-name="Default"/>
          <table:table-cell table:style-name="ce9" office:value-type="string" calcext:value-type="string" table:number-columns-spanned="4" table:number-rows-spanned="2">
            <text:p>Time</text:p>
          </table:table-cell>
          <table:covered-table-cell table:number-columns-repeated="3" table:style-name="ce20"/>
          <table:table-cell/>
          <table:table-cell table:style-name="ce9" office:value-type="string" calcext:value-type="string" table:number-columns-spanned="4" table:number-rows-spanned="2">
            <text:p>Speedup</text:p>
          </table:table-cell>
          <table:covered-table-cell table:number-columns-repeated="3" table:style-name="ce20"/>
        </table:table-row>
        <table:table-row table:style-name="ro1">
          <table:table-cell table:style-name="ce1"/>
          <table:covered-table-cell table:style-name="ce10"/>
          <table:covered-table-cell table:number-columns-repeated="3" table:style-name="ce20"/>
          <table:table-cell/>
          <table:covered-table-cell table:style-name="ce10"/>
          <table:covered-table-cell table:number-columns-repeated="3" table:style-name="ce20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Optimiced</text:p>
          </table:table-cell>
          <table:table-cell table:style-name="ce2" office:value-type="string" calcext:value-type="string">
            <text:p>Parallel</text:p>
          </table:table-cell>
          <table:table-cell table:style-name="ce2" office:value-type="string" calcext:value-type="string">
            <text:p>Final</text:p>
          </table:table-cell>
          <table:table-cell/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Optimiced</text:p>
          </table:table-cell>
          <table:table-cell table:style-name="ce2" office:value-type="string" calcext:value-type="string">
            <text:p>Parallel</text:p>
          </table:table-cell>
          <table:table-cell table:style-name="ce2" office:value-type="string" calcext:value-type="string">
            <text:p>Final</text:p>
          </table:table-cell>
        </table:table-row>
        <table:table-row table:style-name="ro1">
          <table:table-cell table:formula="of:=100*100" office:value-type="float" office:value="10000" calcext:value-type="float">
            <text:p>10000</text:p>
          </table:table-cell>
          <table:table-cell office:value-type="float" office:value="0.003980925" calcext:value-type="float">
            <text:p>0,003980925</text:p>
          </table:table-cell>
          <table:table-cell office:value-type="float" office:value="0.003677123" calcext:value-type="float">
            <text:p>0,003677123</text:p>
          </table:table-cell>
          <table:table-cell office:value-type="float" office:value="0.0019879" calcext:value-type="float">
            <text:p>0,0019879</text:p>
          </table:table-cell>
          <table:table-cell office:value-type="float" office:value="0.001769725" calcext:value-type="float">
            <text:p>0,001769725</text:p>
          </table:table-cell>
          <table:table-cell/>
          <table:table-cell table:formula="of:=[.$B4]/[.B4]" office:value-type="float" office:value="1" calcext:value-type="float">
            <text:p>1</text:p>
          </table:table-cell>
          <table:table-cell table:formula="of:=[.$B4]/[.C4]" office:value-type="float" office:value="1.08261948267708" calcext:value-type="float">
            <text:p>1,083</text:p>
          </table:table-cell>
          <table:table-cell table:formula="of:=[.$B4]/[.D4]" office:value-type="float" office:value="2.00257809748981" calcext:value-type="float">
            <text:p>2,003</text:p>
          </table:table-cell>
          <table:table-cell table:formula="of:=[.$B4]/[.E4]" office:value-type="float" office:value="2.24945966181186" calcext:value-type="float">
            <text:p>2,249</text:p>
          </table:table-cell>
        </table:table-row>
        <table:table-row table:style-name="ro1">
          <table:table-cell table:formula="of:=200*200" office:value-type="float" office:value="40000" calcext:value-type="float">
            <text:p>40000</text:p>
          </table:table-cell>
          <table:table-cell office:value-type="float" office:value="0.034884622" calcext:value-type="float">
            <text:p>0,034884622</text:p>
          </table:table-cell>
          <table:table-cell office:value-type="float" office:value="0.029573016" calcext:value-type="float">
            <text:p>0,029573016</text:p>
          </table:table-cell>
          <table:table-cell office:value-type="float" office:value="0.016440294" calcext:value-type="float">
            <text:p>0,016440294</text:p>
          </table:table-cell>
          <table:table-cell office:value-type="float" office:value="0.013966529" calcext:value-type="float">
            <text:p>0,013966529</text:p>
          </table:table-cell>
          <table:table-cell/>
          <table:table-cell table:formula="of:=[.$B5]/[.B5]" office:value-type="float" office:value="1" calcext:value-type="float">
            <text:p>1</text:p>
          </table:table-cell>
          <table:table-cell table:formula="of:=[.$B5]/[.C5]" office:value-type="float" office:value="1.17960988490318" calcext:value-type="float">
            <text:p>1,180</text:p>
          </table:table-cell>
          <table:table-cell table:formula="of:=[.$B5]/[.D5]" office:value-type="float" office:value="2.12189769842315" calcext:value-type="float">
            <text:p>2,122</text:p>
          </table:table-cell>
          <table:table-cell table:formula="of:=[.$B5]/[.E5]" office:value-type="float" office:value="2.49773025209055" calcext:value-type="float">
            <text:p>2,498</text:p>
          </table:table-cell>
        </table:table-row>
        <table:table-row table:style-name="ro1">
          <table:table-cell table:formula="of:=300*300" office:value-type="float" office:value="90000" calcext:value-type="float">
            <text:p>90000</text:p>
          </table:table-cell>
          <table:table-cell office:value-type="float" office:value="0.127979552" calcext:value-type="float">
            <text:p>0,127979552</text:p>
          </table:table-cell>
          <table:table-cell office:value-type="float" office:value="0.100290315" calcext:value-type="float">
            <text:p>0,100290315</text:p>
          </table:table-cell>
          <table:table-cell office:value-type="float" office:value="0.058030211" calcext:value-type="float">
            <text:p>0,058030211</text:p>
          </table:table-cell>
          <table:table-cell office:value-type="float" office:value="0.047157307" calcext:value-type="float">
            <text:p>0,047157307</text:p>
          </table:table-cell>
          <table:table-cell/>
          <table:table-cell table:formula="of:=[.$B6]/[.B6]" office:value-type="float" office:value="1" calcext:value-type="float">
            <text:p>1</text:p>
          </table:table-cell>
          <table:table-cell table:formula="of:=[.$B6]/[.C6]" office:value-type="float" office:value="1.27609083688689" calcext:value-type="float">
            <text:p>1,276</text:p>
          </table:table-cell>
          <table:table-cell table:formula="of:=[.$B6]/[.D6]" office:value-type="float" office:value="2.20539525524041" calcext:value-type="float">
            <text:p>2,205</text:p>
          </table:table-cell>
          <table:table-cell table:formula="of:=[.$B6]/[.E6]" office:value-type="float" office:value="2.7138859307636" calcext:value-type="float">
            <text:p>2,714</text:p>
          </table:table-cell>
        </table:table-row>
        <table:table-row table:style-name="ro1">
          <table:table-cell table:formula="of:=400*400" office:value-type="float" office:value="160000" calcext:value-type="float">
            <text:p>160000</text:p>
          </table:table-cell>
          <table:table-cell office:value-type="float" office:value="0.319145428" calcext:value-type="float">
            <text:p>0,319145428</text:p>
          </table:table-cell>
          <table:table-cell office:value-type="float" office:value="0.235611805" calcext:value-type="float">
            <text:p>0,235611805</text:p>
          </table:table-cell>
          <table:table-cell office:value-type="float" office:value="0.146858441" calcext:value-type="float">
            <text:p>0,146858441</text:p>
          </table:table-cell>
          <table:table-cell office:value-type="float" office:value="0.11335879" calcext:value-type="float">
            <text:p>0,11335879</text:p>
          </table:table-cell>
          <table:table-cell/>
          <table:table-cell table:formula="of:=[.$B7]/[.B7]" office:value-type="float" office:value="1" calcext:value-type="float">
            <text:p>1</text:p>
          </table:table-cell>
          <table:table-cell table:formula="of:=[.$B7]/[.C7]" office:value-type="float" office:value="1.35453920910287" calcext:value-type="float">
            <text:p>1,355</text:p>
          </table:table-cell>
          <table:table-cell table:formula="of:=[.$B7]/[.D7]" office:value-type="float" office:value="2.17315004726218" calcext:value-type="float">
            <text:p>2,173</text:p>
          </table:table-cell>
          <table:table-cell table:formula="of:=[.$B7]/[.E7]" office:value-type="float" office:value="2.81535669179249" calcext:value-type="float">
            <text:p>2,815</text:p>
          </table:table-cell>
        </table:table-row>
        <table:table-row table:style-name="ro1">
          <table:table-cell table:formula="of:=500*500" office:value-type="float" office:value="250000" calcext:value-type="float">
            <text:p>250000</text:p>
          </table:table-cell>
          <table:table-cell office:value-type="float" office:value="0.65206416" calcext:value-type="float">
            <text:p>0,65206416</text:p>
          </table:table-cell>
          <table:table-cell office:value-type="float" office:value="0.459986433" calcext:value-type="float">
            <text:p>0,459986433</text:p>
          </table:table-cell>
          <table:table-cell office:value-type="float" office:value="0.299692293" calcext:value-type="float">
            <text:p>0,299692293</text:p>
          </table:table-cell>
          <table:table-cell office:value-type="float" office:value="0.216733081" calcext:value-type="float">
            <text:p>0,216733081</text:p>
          </table:table-cell>
          <table:table-cell/>
          <table:table-cell table:formula="of:=[.$B8]/[.B8]" office:value-type="float" office:value="1" calcext:value-type="float">
            <text:p>1</text:p>
          </table:table-cell>
          <table:table-cell table:formula="of:=[.$B8]/[.C8]" office:value-type="float" office:value="1.41757259175511" calcext:value-type="float">
            <text:p>1,418</text:p>
          </table:table-cell>
          <table:table-cell table:formula="of:=[.$B8]/[.D8]" office:value-type="float" office:value="2.17577887463392" calcext:value-type="float">
            <text:p>2,176</text:p>
          </table:table-cell>
          <table:table-cell table:formula="of:=[.$B8]/[.E8]" office:value-type="float" office:value="3.00860467166062" calcext:value-type="float">
            <text:p>3,009</text:p>
          </table:table-cell>
        </table:table-row>
        <table:table-row table:style-name="ro1">
          <table:table-cell table:formula="of:=600*600" office:value-type="float" office:value="360000" calcext:value-type="float">
            <text:p>360000</text:p>
          </table:table-cell>
          <table:table-cell office:value-type="float" office:value="1.142855204" calcext:value-type="float">
            <text:p>1,142855204</text:p>
          </table:table-cell>
          <table:table-cell office:value-type="float" office:value="0.793831277" calcext:value-type="float">
            <text:p>0,793831277</text:p>
          </table:table-cell>
          <table:table-cell office:value-type="float" office:value="0.531730338" calcext:value-type="float">
            <text:p>0,531730338</text:p>
          </table:table-cell>
          <table:table-cell office:value-type="float" office:value="0.375717627" calcext:value-type="float">
            <text:p>0,375717627</text:p>
          </table:table-cell>
          <table:table-cell/>
          <table:table-cell table:formula="of:=[.$B9]/[.B9]" office:value-type="float" office:value="1" calcext:value-type="float">
            <text:p>1</text:p>
          </table:table-cell>
          <table:table-cell table:formula="of:=[.$B9]/[.C9]" office:value-type="float" office:value="1.4396701630591" calcext:value-type="float">
            <text:p>1,440</text:p>
          </table:table-cell>
          <table:table-cell table:formula="of:=[.$B9]/[.D9]" office:value-type="float" office:value="2.14931351913947" calcext:value-type="float">
            <text:p>2,149</text:p>
          </table:table-cell>
          <table:table-cell table:formula="of:=[.$B9]/[.E9]" office:value-type="float" office:value="3.04179288346245" calcext:value-type="float">
            <text:p>3,042</text:p>
          </table:table-cell>
        </table:table-row>
        <table:table-row table:style-name="ro1">
          <table:table-cell table:formula="of:=700*700" office:value-type="float" office:value="490000" calcext:value-type="float">
            <text:p>490000</text:p>
          </table:table-cell>
          <table:table-cell office:value-type="float" office:value="2.01572215" calcext:value-type="float">
            <text:p>2,01572215</text:p>
          </table:table-cell>
          <table:table-cell office:value-type="float" office:value="1.264520877" calcext:value-type="float">
            <text:p>1,264520877</text:p>
          </table:table-cell>
          <table:table-cell office:value-type="float" office:value="0.975596828" calcext:value-type="float">
            <text:p>0,975596828</text:p>
          </table:table-cell>
          <table:table-cell office:value-type="float" office:value="0.596546093" calcext:value-type="float">
            <text:p>0,596546093</text:p>
          </table:table-cell>
          <table:table-cell/>
          <table:table-cell table:formula="of:=[.$B10]/[.B10]" office:value-type="float" office:value="1" calcext:value-type="float">
            <text:p>1</text:p>
          </table:table-cell>
          <table:table-cell table:formula="of:=[.$B10]/[.C10]" office:value-type="float" office:value="1.59406000064007" calcext:value-type="float">
            <text:p>1,594</text:p>
          </table:table-cell>
          <table:table-cell table:formula="of:=[.$B10]/[.D10]" office:value-type="float" office:value="2.06614258282521" calcext:value-type="float">
            <text:p>2,066</text:p>
          </table:table-cell>
          <table:table-cell table:formula="of:=[.$B10]/[.E10]" office:value-type="float" office:value="3.37898810109213" calcext:value-type="float">
            <text:p>3,379</text:p>
          </table:table-cell>
        </table:table-row>
        <table:table-row table:style-name="ro1">
          <table:table-cell table:formula="of:=800*800" office:value-type="float" office:value="640000" calcext:value-type="float">
            <text:p>640000</text:p>
          </table:table-cell>
          <table:table-cell office:value-type="float" office:value="3.010743604" calcext:value-type="float">
            <text:p>3,010743604</text:p>
          </table:table-cell>
          <table:table-cell office:value-type="float" office:value="1.912254645" calcext:value-type="float">
            <text:p>1,912254645</text:p>
          </table:table-cell>
          <table:table-cell office:value-type="float" office:value="1.663677078" calcext:value-type="float">
            <text:p>1,663677078</text:p>
          </table:table-cell>
          <table:table-cell office:value-type="float" office:value="0.901891401" calcext:value-type="float">
            <text:p>0,901891401</text:p>
          </table:table-cell>
          <table:table-cell/>
          <table:table-cell table:formula="of:=[.$B11]/[.B11]" office:value-type="float" office:value="1" calcext:value-type="float">
            <text:p>1</text:p>
          </table:table-cell>
          <table:table-cell table:formula="of:=[.$B11]/[.C11]" office:value-type="float" office:value="1.57444700781469" calcext:value-type="float">
            <text:p>1,574</text:p>
          </table:table-cell>
          <table:table-cell table:formula="of:=[.$B11]/[.D11]" office:value-type="float" office:value="1.80969230376089" calcext:value-type="float">
            <text:p>1,810</text:p>
          </table:table-cell>
          <table:table-cell table:formula="of:=[.$B11]/[.E11]" office:value-type="float" office:value="3.3382551387692" calcext:value-type="float">
            <text:p>3,338</text:p>
          </table:table-cell>
        </table:table-row>
        <table:table-row table:style-name="ro1">
          <table:table-cell table:formula="of:=900*900" office:value-type="float" office:value="810000" calcext:value-type="float">
            <text:p>810000</text:p>
          </table:table-cell>
          <table:table-cell office:value-type="float" office:value="5.082426087" calcext:value-type="float">
            <text:p>5,082426087</text:p>
          </table:table-cell>
          <table:table-cell office:value-type="float" office:value="2.757078946" calcext:value-type="float">
            <text:p>2,757078946</text:p>
          </table:table-cell>
          <table:table-cell office:value-type="float" office:value="2.685394587" calcext:value-type="float">
            <text:p>2,685394587</text:p>
          </table:table-cell>
          <table:table-cell office:value-type="float" office:value="1.281638255" calcext:value-type="float">
            <text:p>1,281638255</text:p>
          </table:table-cell>
          <table:table-cell/>
          <table:table-cell table:formula="of:=[.$B12]/[.B12]" office:value-type="float" office:value="1" calcext:value-type="float">
            <text:p>1</text:p>
          </table:table-cell>
          <table:table-cell table:formula="of:=[.$B12]/[.C12]" office:value-type="float" office:value="1.84340970517861" calcext:value-type="float">
            <text:p>1,843</text:p>
          </table:table-cell>
          <table:table-cell table:formula="of:=[.$B12]/[.D12]" office:value-type="float" office:value="1.89261798307185" calcext:value-type="float">
            <text:p>1,893</text:p>
          </table:table-cell>
          <table:table-cell table:formula="of:=[.$B12]/[.E12]" office:value-type="float" office:value="3.96556990022118" calcext:value-type="float">
            <text:p>3,966</text:p>
          </table:table-cell>
        </table:table-row>
        <table:table-row table:style-name="ro1">
          <table:table-cell table:formula="of:=1000*1000" office:value-type="float" office:value="1000000" calcext:value-type="float">
            <text:p>1000000</text:p>
          </table:table-cell>
          <table:table-cell office:value-type="float" office:value="6.712470829" calcext:value-type="float">
            <text:p>6,712470829</text:p>
          </table:table-cell>
          <table:table-cell office:value-type="float" office:value="3.803131272" calcext:value-type="float">
            <text:p>3,803131272</text:p>
          </table:table-cell>
          <table:table-cell office:value-type="float" office:value="3.587921658" calcext:value-type="float">
            <text:p>3,587921658</text:p>
          </table:table-cell>
          <table:table-cell office:value-type="float" office:value="1.79953626" calcext:value-type="float">
            <text:p>1,79953626</text:p>
          </table:table-cell>
          <table:table-cell/>
          <table:table-cell table:formula="of:=[.$B13]/[.B13]" office:value-type="float" office:value="1" calcext:value-type="float">
            <text:p>1</text:p>
          </table:table-cell>
          <table:table-cell table:formula="of:=[.$B13]/[.C13]" office:value-type="float" office:value="1.76498531050442" calcext:value-type="float">
            <text:p>1,765</text:p>
          </table:table-cell>
          <table:table-cell table:formula="of:=[.$B13]/[.D13]" office:value-type="float" office:value="1.8708521168608" calcext:value-type="float">
            <text:p>1,871</text:p>
          </table:table-cell>
          <table:table-cell table:formula="of:=[.$B13]/[.E13]" office:value-type="float" office:value="3.73011146160511" calcext:value-type="float">
            <text:p>3,730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8" table:formula="of:=1500*1500" office:value-type="float" office:value="2250000" calcext:value-type="float">
            <text:p>2250000</text:p>
          </table:table-cell>
          <table:table-cell table:style-name="ce11" office:value-type="float" office:value="31.838630111" calcext:value-type="float">
            <text:p>31,839</text:p>
          </table:table-cell>
          <table:table-cell table:style-name="ce11" office:value-type="float" office:value="12.943781235" calcext:value-type="float">
            <text:p>12,944</text:p>
          </table:table-cell>
          <table:table-cell table:style-name="ce11" office:value-type="float" office:value="13.821130733" calcext:value-type="float">
            <text:p>13,821</text:p>
          </table:table-cell>
          <table:table-cell table:style-name="ce11" office:value-type="float" office:value="5.900822364" calcext:value-type="float">
            <text:p>5,901</text:p>
          </table:table-cell>
          <table:table-cell/>
          <table:table-cell table:style-name="ce11" table:formula="of:=[.$B15]/[.B15]" office:value-type="float" office:value="1" calcext:value-type="float">
            <text:p>1,000</text:p>
          </table:table-cell>
          <table:table-cell table:style-name="ce11" table:formula="of:=[.$B15]/[.C15]" office:value-type="float" office:value="2.45976268703525" calcext:value-type="float">
            <text:p>2,460</text:p>
          </table:table-cell>
          <table:table-cell table:style-name="ce11" table:formula="of:=[.$B15]/[.D15]" office:value-type="float" office:value="2.30361977800995" calcext:value-type="float">
            <text:p>2,304</text:p>
          </table:table-cell>
          <table:table-cell table:style-name="ce11" table:formula="of:=[.$B15]/[.E15]" office:value-type="float" office:value="5.3956259224549" calcext:value-type="float">
            <text:p>5,396</text:p>
          </table:table-cell>
        </table:table-row>
        <table:table-row table:style-name="ro3">
          <table:table-cell table:style-name="ce13" table:formula="of:=50*50" office:value-type="float" office:value="2500" calcext:value-type="float">
            <text:p>2500</text:p>
          </table:table-cell>
          <table:table-cell table:style-name="ce19" office:value-type="float" office:value="0.000712549" calcext:value-type="float">
            <text:p>0,000712549</text:p>
          </table:table-cell>
          <table:table-cell table:style-name="ce19" office:value-type="float" office:value="0.000719869" calcext:value-type="float">
            <text:p>0,000719869</text:p>
          </table:table-cell>
          <table:table-cell table:style-name="ce19" office:value-type="float" office:value="0.003987445" calcext:value-type="float">
            <text:p>0,003987445</text:p>
          </table:table-cell>
          <table:table-cell table:style-name="ce19" office:value-type="float" office:value="0.000265511" calcext:value-type="float">
            <text:p>0,000265511</text:p>
          </table:table-cell>
          <table:table-cell/>
          <table:table-cell table:style-name="ce11" table:formula="of:=[.$B16]/[.B16]" office:value-type="float" office:value="1" calcext:value-type="float">
            <text:p>1,000</text:p>
          </table:table-cell>
          <table:table-cell table:style-name="ce11" table:formula="of:=[.$B16]/[.C16]" office:value-type="float" office:value="0.989831483228199" calcext:value-type="float">
            <text:p>0,990</text:p>
          </table:table-cell>
          <table:table-cell table:style-name="ce11" table:formula="of:=[.$B16]/[.D16]" office:value-type="float" office:value="0.178698138783105" calcext:value-type="float">
            <text:p>0,179</text:p>
          </table:table-cell>
          <table:table-cell table:style-name="ce11" table:formula="of:=[.$B16]/[.E16]" office:value-type="float" office:value="2.68368918801858" calcext:value-type="float">
            <text:p>2,6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number number:decimal-places="15" loext:min-decimal-places="15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 number:title="User-defined">
      <number:number number:decimal-places="4" loext:min-decimal-places="4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4:54:36.502368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4T15:13:54.546548521</meta:creation-date>
    <dc:date>2020-02-07T14:55:07.170740604</dc:date>
    <meta:editing-duration>PT34M7S</meta:editing-duration>
    <meta:editing-cycles>7</meta:editing-cycles>
    <meta:generator>LibreOffice/6.3.4.2.0$Linux_X86_64 LibreOffice_project/30$Build-2</meta:generator>
    <meta:document-statistic meta:table-count="1" meta:cell-count="119" meta:object-count="0"/>
  </office:meta>
</office:document-meta>
</file>